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Segoe UI" svg:font-family="'Segoe UI', 'Lucida Grande', Verdana, Arial, Helvetica, sans-serif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ZHPQS+TTE1B0A700t00" svg:font-family="SZHPQS+TTE1B0A700t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line-height="100%"/>
      <style:text-properties fo:font-size="11pt" style:font-size-asian="11pt" style:font-size-complex="11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176cm"/>
        </style:tab-stops>
      </style:paragraph-properties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.176cm"/>
        </style:tab-stops>
      </style:paragraph-properties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0.176cm"/>
        </style:tab-stops>
      </style:paragraph-properties>
    </style:style>
    <style:style style:name="P7" style:family="paragraph" style:parent-style-name="Standard">
      <style:paragraph-properties fo:margin-left="0.635cm" fo:margin-right="0cm" fo:text-indent="0cm" style:auto-text-indent="false"/>
      <style:text-properties style:font-name="Arial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left="0.635cm" fo:margin-right="0cm" fo:text-indent="0cm" style:auto-text-indent="false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margin-left="1.395cm" fo:margin-right="0cm" fo:margin-top="0.212cm" fo:margin-bottom="0cm" fo:line-height="100%" fo:text-indent="0cm" style:auto-text-indent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Standard" style:master-page-name="First_20_Page">
      <style:paragraph-properties style:page-number="auto"/>
      <style:text-properties style:font-name="Arial"/>
    </style:style>
    <style:style style:name="P15" style:family="paragraph" style:parent-style-name="Standard" style:list-style-name="WWNum19">
      <style:paragraph-properties>
        <style:tab-stops>
          <style:tab-stop style:position="0.176cm"/>
        </style:tab-stops>
      </style:paragraph-properties>
      <style:text-properties style:font-name="Arial"/>
    </style:style>
    <style:style style:name="P16" style:family="paragraph" style:parent-style-name="Standard" style:list-style-name="WWNum43">
      <style:text-properties style:font-name="Arial" fo:font-size="12pt" style:font-size-asian="12pt" style:font-size-complex="12pt"/>
    </style:style>
    <style:style style:name="P17" style:family="paragraph" style:parent-style-name="Standard" style:list-style-name="WWNum44">
      <style:text-properties style:font-name="Arial"/>
    </style:style>
    <style:style style:name="P18" style:family="paragraph" style:parent-style-name="Standard">
      <style:paragraph-properties>
        <style:tab-stops>
          <style:tab-stop style:position="0.176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name-asian="Consolas" style:font-size-asian="12pt" style:font-weight-asian="normal" style:font-name-complex="Consolas" style:font-size-complex="12pt" style:font-weight-complex="normal"/>
    </style:style>
    <style:style style:name="P19" style:family="paragraph" style:parent-style-name="Standard" style:list-style-name="WWNum19">
      <style:paragraph-properties>
        <style:tab-stops>
          <style:tab-stop style:position="0.176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name-asian="Consolas" style:font-size-asian="12pt" style:font-weight-asian="normal" style:font-name-complex="Consolas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style:font-name-asian="Consolas" style:font-size-asian="12pt" style:font-name-complex="Consolas" style:font-size-complex="12pt"/>
    </style:style>
    <style:style style:name="P21" style:family="paragraph" style:parent-style-name="Standard">
      <style:text-properties fo:color="#000000" style:font-name="Arial" fo:font-size="12pt" style:font-name-asian="Consolas" style:font-size-asian="12pt" style:font-name-complex="Consolas" style:font-size-complex="12pt"/>
    </style:style>
    <style:style style:name="P22" style:family="paragraph" style:parent-style-name="Standard" style:list-style-name="WWNum43">
      <style:text-properties fo:color="#000000" style:font-name="Arial" fo:font-size="12pt" style:font-name-asian="Consolas" style:font-size-asian="12pt" style:font-name-complex="Consolas" style:font-size-complex="12pt"/>
    </style:style>
    <style:style style:name="P23" style:family="paragraph" style:parent-style-name="Standard" style:list-style-name="WWNum44"/>
    <style:style style:name="P24" style:family="paragraph" style:parent-style-name="Footer">
      <style:paragraph-properties fo:line-height="100%"/>
      <style:text-properties fo:font-size="11pt" style:font-size-asian="11pt" style:font-size-complex="11pt"/>
    </style:style>
    <style:style style:name="P25" style:family="paragraph" style:parent-style-name="Heading_20_1">
      <style:text-properties style:font-name="Arial" fo:font-size="18pt" style:font-size-asian="18pt" style:font-size-complex="18pt"/>
    </style:style>
    <style:style style:name="P26" style:family="paragraph" style:parent-style-name="List_20_Paragraph" style:list-style-name="WWNum46">
      <style:paragraph-properties fo:margin-top="0.212cm" fo:margin-bottom="0cm" fo:line-height="100%"/>
      <style:text-properties style:font-name="Arial" fo:font-size="12pt" style:font-size-asian="12pt" style:font-size-complex="12pt"/>
    </style:style>
    <style:style style:name="P27" style:family="paragraph" style:parent-style-name="Heading_20_2">
      <style:text-properties style:font-name="Arial"/>
    </style:style>
    <style:style style:name="P28" style:family="paragraph" style:parent-style-name="Heading_20_2">
      <style:text-properties fo:color="#009999" style:font-name="Arial" fo:font-size="10pt" style:font-size-asian="10pt" style:font-size-complex="10pt"/>
    </style:style>
    <style:style style:name="P2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66cc" style:text-line-through-style="none" style:font-name="Arial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1" style:family="text">
      <style:text-properties fo:font-weight="bold" style:font-name-asian="Consolas" style:font-weight-asian="bold" style:font-name-complex="Consolas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2a2a2a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a2a2a" fo:letter-spacing="normal" fo:font-style="normal" fo:font-weight="normal"/>
    </style:style>
    <style:style style:name="T7" style:family="text">
      <style:text-properties fo:font-variant="normal" fo:text-transform="none" fo:color="#2a2a2a" fo:letter-spacing="normal" fo:font-style="normal" fo:font-weight="bold"/>
    </style:style>
    <style:style style:name="T8" style:family="text">
      <style:text-properties fo:font-variant="normal" fo:text-transform="none" fo:color="#2a2a2a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a2a2a" style:text-line-through-style="none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2a2a2a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style:font-name-asian="Consolas" style:font-size-asian="12pt" style:font-weight-asian="normal" style:font-name-complex="Consolas" style:font-size-complex="12pt" style:font-weight-complex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style:font-name-asian="Consolas" style:font-size-asian="12pt" style:font-name-complex="Consolas" style:font-size-complex="12pt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bold" style:font-name-asian="Consolas" style:font-size-asian="12pt" style:font-weight-asian="bold" style:font-name-complex="Consolas" style:font-size-complex="12pt" style:font-weight-complex="bold"/>
    </style:style>
    <style:style style:name="T14" style:family="text">
      <style:text-properties fo:font-variant="normal" fo:text-transform="none" fo:color="#000000" fo:letter-spacing="normal" fo:font-style="normal" fo:font-weight="bold" style:font-weight-asian="bold"/>
    </style:style>
    <style:style style:name="T15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style:font-name-asian="Consolas" style:font-size-asian="12pt" style:font-weight-asian="normal" style:font-name-complex="Consolas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bold" style:text-blinking="false" style:font-name-asian="Consolas" style:font-size-asian="12pt" style:font-weight-asian="bold" style:font-name-complex="Consolas" style:font-size-complex="12pt" style:font-weight-complex="bold"/>
    </style:style>
    <style:style style:name="T17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18" style:family="text">
      <style:text-properties fo:font-variant="normal" fo:text-transform="none" fo:color="#000000" fo:font-size="12pt" fo:letter-spacing="normal" fo:font-style="normal" fo:font-weight="bold" style:font-name-asian="Consolas" style:font-size-asian="12pt" style:font-weight-asian="bold" style:font-name-complex="Consolas" style:font-size-complex="12pt" style:font-weight-complex="bold"/>
    </style:style>
    <style:style style:name="T19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fo:font-size="12pt" fo:letter-spacing="normal" fo:font-style="normal" fo:font-weight="normal" style:font-name-asian="Consolas" style:font-size-asian="12pt" style:font-weight-asian="normal" style:font-name-complex="Consolas" style:font-size-complex="12pt" style:font-weight-complex="normal"/>
    </style:style>
    <style:style style:name="T21" style:family="text">
      <style:text-properties fo:font-variant="normal" fo:text-transform="none" fo:letter-spacing="normal" fo:font-style="normal" fo:font-weight="normal" style:font-name-asian="Consolas" style:font-weight-asian="normal" style:font-name-complex="Consolas" style:font-weight-complex="normal"/>
    </style:style>
    <style:style style:name="T22" style:family="text">
      <style:text-properties fo:font-variant="normal" fo:text-transform="none" fo:letter-spacing="normal" fo:font-style="normal" fo:font-weight="normal" style:font-name-asian="Consolas" style:font-name-complex="Consolas"/>
    </style:style>
    <style:style style:name="T23" style:family="text">
      <style:text-properties fo:font-variant="normal" fo:text-transform="none" fo:color="#03697a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24" style:family="text">
      <style:text-properties fo:font-variant="normal" fo:text-transform="none" fo:color="#03697a" style:text-line-through-style="none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03697a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26" style:family="text">
      <style:text-properties fo:font-variant="normal" fo:text-transform="none" fo:color="#009999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27" style:family="text">
      <style:text-properties fo:font-variant="normal" fo:text-transform="none" fo:color="#009999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0066cc" style:text-line-through-style="none" fo:letter-spacing="normal" fo:font-style="normal" style:text-underline-style="none" fo:font-weight="bold" style:text-blinking="false" style:font-weight-asian="bold" style:font-weight-complex="bold"/>
    </style:style>
    <style:style style:name="T29" style:family="text">
      <style:text-properties fo:font-variant="normal" fo:text-transform="none" fo:color="#0066cc" fo:font-size="12pt" fo:letter-spacing="normal" fo:font-style="normal" fo:font-weight="bold" style:font-size-asian="12pt" style:font-weight-asian="bold" style:font-size-complex="12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color="#000000" style:font-name="Arial" fo:font-size="12pt" style:font-name-asian="Consolas" style:font-size-asian="12pt" style:font-name-complex="Consolas" style:font-size-complex="12pt"/>
    </style:style>
    <style:style style:name="T33" style:family="text">
      <style:text-properties fo:color="#000000" style:font-name="Arial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34" style:family="text">
      <style:text-properties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list xml:id="list4558977321794748737" text:style-name="Outline">
        <text:list-item>
          <text:p text:style-name="P25">El control ErrorProvider</text:p>
          <text:list>
            <text:list-item>
              <text:h text:style-name="P27" text:outline-level="2"><text:bookmark-start text:name="_Toc349121898"/><text:bookmark-start text:name="_Toc399228989"/>¿En qué consiste?<text:bookmark-end text:name="_Toc349121898"/><text:bookmark-end text:name="_Toc399228989"/></text:h>
            </text:list-item>
          </text:list>
        </text:list-item>
      </text:list>
      <text:p text:style-name="P9"><text:span text:style-name="T6">El componente </text:span><text:span text:style-name="T7">ErrorProvider </text:span><text:span text:style-name="T6">de formularios Windows Forms permite indicar al usuario, de forma no intrusiva, que algo va mal. Habitualmente, se utiliza junto con la validación de entrada del usuario en un formulario o con la presentación de errores dentro de un conjunto de datos. </text:span><text:bookmark-start text:name="_Toc349121900"/></text:p>
      <text:list xml:id="list20628016" text:continue-numbering="true" text:style-name="Outline">
        <text:list-item>
          <text:list>
            <text:list-item>
              <text:h text:style-name="P27" text:outline-level="2"><text:bookmark-end text:name="_Toc349121900"/><text:bookmark-start text:name="_Toc399228990"/>Constructores para <text:bookmark-end text:name="_Toc399228990"/><text:span text:style-name="T31">ErrorProvider</text:span></text:h>
            </text:list-item>
          </text:list>
        </text:list-item>
      </text:list>
      <text:p text:style-name="P12"><text:span text:style-name="T19"><text:s text:c="5"/><text:tab/><text:tab/><text:tab/><text:tab/></text:span><text:span text:style-name="T29">new</text:span><text:span text:style-name="T19"> </text:span><text:span text:style-name="T27">ErrorProvider</text:span><text:span text:style-name="T19">(); </text:span></text:p>
      <text:p text:style-name="P12"><text:span text:style-name="T10"><text:s text:c="5"/>Inicializa los valores predeterminados de las propiedades </text:span><text:span text:style-name="T26">BlinkRate</text:span><text:span text:style-name="T10">, </text:span><text:span text:style-name="T26">BlinkStyle</text:span><text:span text:style-name="T25"> <text:s text:c="9"/></text:span></text:p>
      <text:p text:style-name="P12"><text:span text:style-name="T17"><text:s text:c="5"/>y </text:span><text:span text:style-name="T26">Icon</text:span></text:p>
      <text:p text:style-name="P12"/>
      <text:p text:style-name="P12"><text:tab/> <text:s text:c="5"/><text:tab/><text:span text:style-name="T29">new </text:span><text:span text:style-name="T25">ErrorProvider(ContainerControl)</text:span><text:span text:style-name="T4"> </text:span></text:p>
      <text:p text:style-name="P13"><text:span text:style-name="T6"><text:s text:c="4"/>Inicializa una nueva instancia de la clase </text:span><text:span text:style-name="T24">ErrorProvider</text:span><text:span text:style-name="T9"> </text:span><text:span text:style-name="T6">asociada a un <text:s text:c="3"/>contenedor.</text:span> </text:p>
      <text:p text:style-name="P29"/>
      <text:p text:style-name="P13"><text:span text:style-name="T28"><text:s text:c="36"/>new <text:s/></text:span><text:span text:style-name="T24">ErrorProvider(IContainer)</text:span> </text:p>
      <text:p text:style-name="P13"><text:span text:style-name="T6"><text:s text:c="4"/>Inicializa una nueva instancia de la clase </text:span><text:span text:style-name="T24">ErrorProvider</text:span><text:span text:style-name="T9"> </text:span><text:span text:style-name="T6">asociada a una implementación de </text:span><text:span text:style-name="T24">IContainer</text:span><text:span text:style-name="T6">.</text:span> </text:p>
      <text:p text:style-name="P13"/>
      <text:list xml:id="list20640512" text:continue-numbering="true" text:style-name="Outline">
        <text:list-item>
          <text:list>
            <text:list-item>
              <text:h text:style-name="P27" text:outline-level="2"><text:bookmark-start text:name="_Toc349121901"/><text:bookmark-start text:name="_Toc399228991"/>Selección de Propiedades de <text:bookmark-end text:name="_Toc349121901"/><text:bookmark-end text:name="_Toc399228991"/><text:span text:style-name="T31">ErrorProvider</text:span></text:h>
            </text:list-item>
          </text:list>
        </text:list-item>
      </text:list>
      <text:p text:style-name="P7">Además de las propiedades comunes, podemos destacar en el control ErrorProvider las siguientes:</text:p>
      <text:list xml:id="list5060278884090573601" text:style-name="WWNum19">
        <text:list-item>
          <text:p text:style-name="P15"><text:span text:style-name="T14">BlinkRate: <text:s text:c="2"/></text:span><text:span text:style-name="T29"><text:s/></text:span><text:span text:style-name="T20">obtiene o establece la frecuencia (int) con la que parpadea el icono de error. </text:span></text:p>
          <text:list>
            <text:list-header>
              <text:p text:style-name="P19">ErrorProvider1.BlinkRate = 500;<text:line-break/><text:tab/><text:tab/><text:tab/> </text:p>
            </text:list-header>
          </text:list>
        </text:list-item>
        <text:list-item>
          <text:p text:style-name="P15"><text:span text:style-name="T18">BlinkStyle</text:span><text:span text:style-name="T20">: obtiene o establece un valor que indica cuando parpadea el icono de error.</text:span></text:p>
          <text:list>
            <text:list-header>
              <text:p text:style-name="P19">ErrorProvider1.BlinkStyle = ErrorBlinkStyle.AlwaysBlink;</text:p>
              <text:p text:style-name="P19"/>
            </text:list-header>
          </text:list>
        </text:list-item>
      </text:list>
      <text:p text:style-name="P6"><text:span text:style-name="T11"><text:tab/> <text:s text:c="4"/></text:span><text:span text:style-name="T13">c) Icon:</text:span><text:span text:style-name="T11"> Obtiene o establece el objeto </text:span><text:span text:style-name="T15">Icon </text:span><text:span text:style-name="T11">que se muestra junto a un control <text:s text:c="2"/><text:tab/> <text:s text:c="4"/>cuando se ha establecido para él una cadena de descripción de error. </text:span></text:p>
      <text:p text:style-name="P5"><text:span text:style-name="T21"><text:s/>errorProvider1</text:span><text:span text:style-name="T21">.</text:span><text:span text:style-name="T21">Icon </text:span><text:span text:style-name="T21">=</text:span><text:span text:style-name="T21"> </text:span><text:span text:style-name="T21">new</text:span><text:span text:style-name="T21"> </text:span><text:span text:style-name="T21">Icon</text:span><text:span text:style-name="T21">(</text:span><text:span text:style-name="T21">SystemIcons</text:span><text:span text:style-name="T21">.</text:span><text:span text:style-name="T21">Exclamation,errorProvider1</text:span><text:span text:style-name="T21">.</text:span><text:span text:style-name="T21">Icon</text:span><text:span text:style-name="T21">.</text:span><text:span text:style-name="T21">Size)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6"><text:span text:style-name="T11"><text:s text:c="7"/></text:span><text:span text:style-name="T13">d) </text:span><text:span text:style-name="T16">RightToLeft</text:span><text:span text:style-name="T13"> </text:span><text:span text:style-name="T11">: Obtiene o establece un valor que indica si el componente se utiliza en una configuración regional que admite fuentes de derecha a izquierda. </text:span></text:p>
      <text:p text:style-name="P4"><text:span text:style-name="T21"><text:s text:c="2"/><text:tab/><text:tab/><text:tab/><text:tab/>errorProvider1</text:span><text:span text:style-name="T21">.</text:span><text:span text:style-name="T21">RightToLeft </text:span><text:span text:style-name="T21">=</text:span><text:span text:style-name="T21"> </text:span><text:span text:style-name="T21">true</text:span><text:span text:style-name="T21">;</text:span></text:p>
      <text:p text:style-name="P18"/>
      <text:p text:style-name="P18"/>
      <text:p text:style-name="P2"/>
      <text:list xml:id="list20655558" text:continue-list="list20640512" text:style-name="Outline">
        <text:list-item>
          <text:list>
            <text:list-item>
              <text:h text:style-name="P27" text:outline-level="2">Selección de Métodos de <text:span text:style-name="T31">ErrorProvider</text:span></text:h>
            </text:list-item>
          </text:list>
        </text:list-item>
      </text:list>
      <text:p text:style-name="P7">Algunos metodos del control:</text:p>
      <text:list xml:id="list3952273800642665940" text:style-name="WWNum43">
        <text:list-item>
          <text:p text:style-name="P16"><text:span text:style-name="T8">SetError:</text:span><text:span text:style-name="T6"> Establece la cadena de descripción del error para el control especificado.</text:span></text:p>
          <text:list>
            <text:list-header>
              <text:p text:style-name="P22"><text:s/>errorProvider1.SetError(textBox1, "Introduce tu nombre");</text:p>
            </text:list-header>
          </text:list>
        </text:list-item>
      </text:list>
      <text:p text:style-name="P3"><text:span text:style-name="T34"><text:s text:c="6"/></text:span><text:span text:style-name="T1">b) Clear: <text:s text:c="4"/></text:span><text:span text:style-name="T22">Borra todos los valores de configuración asociados a este <text:s text:c="4"/><text:tab/>componente.</text:span><text:span text:style-name="T34"> </text:span></text:p>
      <text:p text:style-name="P21"><text:tab/><text:tab/><text:tab/><text:tab/> <text:s text:c="3"/>errorProvider1.Clear();</text:p>
      <text:p text:style-name="Standard"><text:span text:style-name="T32"><text:s text:c="6"/></text:span><text:span text:style-name="T33">c) SetIconPadding: </text:span><text:span text:style-name="T12">Establece la cantidad de espacio adicional que se va a <text:tab/>dejar entre el control especificado y el icono de error.</text:span><text:span text:style-name="T32"> </text:span></text:p>
      <text:p text:style-name="P3"><text:span text:style-name="T34"><text:s text:c="10"/><text:tab/><text:tab/><text:tab/> <text:s/>errorProvider1</text:span><text:span text:style-name="T34">.</text:span><text:span text:style-name="T34">SetIconPadding(</text:span><text:span text:style-name="T34">this</text:span><text:span text:style-name="T34">, </text:span><text:span text:style-name="T34">20</text:span><text:span text:style-name="T34">);</text:span></text:p>
      <text:p text:style-name="P21"/>
      <text:p text:style-name="P3"><text:span text:style-name="T34"><text:s text:c="5"/></text:span><text:span text:style-name="T1"><text:s/>d) SetIconAlignment: </text:span><text:span text:style-name="T22">Establece dónde se debe colocar el icono de error con respecto al control.</text:span></text:p>
      <text:p text:style-name="P3"><text:span text:style-name="T22"><text:s text:c="12"/>errorProvider1</text:span><text:span text:style-name="T22">.</text:span><text:span text:style-name="T22">SetIconAlignment(</text:span><text:span text:style-name="T22">this</text:span><text:span text:style-name="T22">, </text:span><text:span text:style-name="T22">ErrorIconAlignment</text:span><text:span text:style-name="T22">.</text:span><text:span text:style-name="T22">BottomLeft);</text:span></text:p>
      <text:p text:style-name="P20"/>
      <text:p text:style-name="P3"/>
      <text:p text:style-name="P2"/>
      <text:list xml:id="list20627087" text:continue-list="list20655558" text:style-name="Outline">
        <text:list-item>
          <text:list>
            <text:list-item>
              <text:h text:style-name="P27" text:outline-level="2">Selección de Eventos de ErrorProvider</text:h>
            </text:list-item>
          </text:list>
        </text:list-item>
      </text:list>
      <text:p text:style-name="P11"><text:s text:c="6"/></text:p>
      <text:list xml:id="list4076738155598137008" text:style-name="WWNum44">
        <text:list-item>
          <text:p text:style-name="P23"><text:span text:style-name="T3">RightToLeftChanged</text:span><text:span text:style-name="T2"> <text:s/></text:span><text:span text:style-name="T5">Se produce cuando cambia el valor de la propiedad </text:span><text:span text:style-name="T23">RightToLeft</text:span><text:span text:style-name="T5">.</text:span><text:span text:style-name="T2"> </text:span></text:p>
          <text:p text:style-name="P17"/>
        </text:list-item>
      </text:list>
      <text:p text:style-name="P7"/>
      <text:p text:style-name="P7"/>
      <text:list xml:id="list20647645" text:continue-list="list20627087" text:style-name="Outline">
        <text:list-item>
          <text:list>
            <text:list-item>
              <text:h text:style-name="P27" text:outline-level="2"><text:soft-page-break/>Observaciones a tener en cuenta sobre ErrorProvider</text:h>
            </text:list-item>
          </text:list>
        </text:list-item>
      </text:list>
      <text:p text:style-name="P10">Al usar este control debemos tener en cuenta los siguientes puntos:</text:p>
      <text:list xml:id="list2612191635214875446" text:style-name="WWNum46">
        <text:list-item>
          <text:p text:style-name="P26"><text:span text:style-name="T6">La propiedad </text:span><text:span text:style-name="T7">Icon </text:span><text:span text:style-name="T6">puede establecerse en un icono de error personalizado, en lugar del predeterminado.</text:span> </text:p>
        </text:list-item>
        <text:list-item>
          <text:p text:style-name="P26"><text:span text:style-name="T6">El método clave del componente </text:span><text:span text:style-name="T7">ErrorProvider </text:span><text:span text:style-name="T6">es </text:span><text:span text:style-name="T7">SetError</text:span><text:span text:style-name="T6">, que especifica la cadena del mensaje de error y dónde debe aparecer el icono de error.</text:span> </text:p>
        </text:list-item>
      </text:list>
      <text:list xml:id="list20644914" text:continue-list="list20647645" text:style-name="Outline">
        <text:list-item>
          <text:list>
            <text:list-item>
              <text:h text:style-name="P27" text:outline-level="2">Documentación de referencia</text:h>
              <text:h text:style-name="P28" text:outline-level="2" text:is-list-header="true">https://msdn.microsoft.com/es-es/library/aa984104(v=vs.71).aspx</text:h>
            </text:list-item>
          </text:list>
        </text:list-item>
      </text:list>
      <text:p text:style-name="P8"/>
      <text:list xml:id="list20637415" text:continue-numbering="true" text:style-name="Outline">
        <text:list-header>
          <text:p text:style-name="P2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Segoe UI" svg:font-family="'Segoe UI', 'Lucida Grande', Verdana, Arial, Helvetica, sans-serif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ZHPQS+TTE1B0A700t00" svg:font-family="SZHPQS+TTE1B0A700t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ES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12cm" fo:line-height="120%" fo:orphans="2" fo:widows="2" style:writing-mode="lr-tb"/>
      <style:text-properties style:use-window-font-color="true" style:font-name="Arial1" fo:font-size="12pt" style:font-size-asian="12pt" style:font-name-complex="Arial2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Text_20_body" style:list-style-name="Outline" style:class="text">
      <style:paragraph-properties fo:margin-left="0.76cm" fo:margin-right="0cm" fo:margin-top="0.423cm" fo:margin-bottom="0.212cm" fo:text-indent="-0.63cm" style:auto-text-indent="false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next-style-name="Text_20_body" style:default-outline-level="2" style:list-style-name="Outline" style:class="text">
      <style:paragraph-properties fo:margin-top="0.423cm" fo:margin-bottom="0.212cm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402cm" fo:margin-right="0cm" fo:text-indent="-1.27cm" style:auto-text-indent="false"/>
      <style:text-properties fo:font-size="12pt" style:font-size-asian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Arial1" fo:font-size="12pt" style:font-size-asian="12pt" style:language-asian="en" style:country-asian="US" style:font-name-complex="Arial2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style:font-name-asian="Times New Roman1" style:font-name-complex="Times New Roman1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font-name-complex="Courier New3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/>
      <style:text-properties fo:font-size="10pt" style:font-size-asian="10pt" style:font-size-complex="10pt"/>
    </style:style>
    <style:style style:name="CM27" style:family="paragraph" style:parent-style-name="Default" style:default-outline-level="" style:list-style-name="">
      <style:paragraph-properties fo:orphans="0" fo:widows="0"/>
      <style:text-properties fo:color="#00000a" style:font-name="SZHPQS+TTE1B0A700t00" style:font-name-asian="Times New Roman1" style:language-asian="es" style:country-asian="ES" style:font-name-complex="Times New Roman1"/>
    </style:style>
    <style:style style:name="Pa17" style:family="paragraph" style:parent-style-name="Standard" style:default-outline-level="" style:list-style-name="">
      <style:paragraph-properties fo:margin-top="0cm" fo:margin-bottom="0cm" style:line-height-at-least="0.425cm"/>
      <style:text-properties style:language-asian="en" style:country-asian="US"/>
    </style:style>
    <style:style style:name="Pa19" style:family="paragraph" style:parent-style-name="Standard" style:default-outline-level="" style:list-style-name="">
      <style:paragraph-properties fo:margin-top="0cm" fo:margin-bottom="0cm" style:line-height-at-least="0.425cm"/>
      <style:text-properties style:language-asian="en" style:country-asian="US"/>
    </style:style>
    <style:style style:name="Pa33" style:family="paragraph" style:parent-style-name="Standard" style:default-outline-level="" style:list-style-name="">
      <style:paragraph-properties fo:margin-top="0cm" fo:margin-bottom="0cm" style:line-height-at-least="0.425cm"/>
      <style:text-properties style:language-asian="en" style:country-asian="US"/>
    </style:style>
    <style:style style:name="Pa34" style:family="paragraph" style:parent-style-name="Standard" style:default-outline-level="" style:list-style-name="">
      <style:paragraph-properties fo:margin-top="0cm" fo:margin-bottom="0cm" style:line-height-at-least="0.425cm"/>
      <style:text-properties style:language-asian="en" style:country-asian="US"/>
    </style:style>
    <style:style style:name="Pa35" style:family="paragraph" style:parent-style-name="Standard" style:default-outline-level="" style:list-style-name="">
      <style:paragraph-properties fo:margin-top="0cm" fo:margin-bottom="0cm" style:line-height-at-least="0.425cm"/>
      <style:text-properties style:language-asian="en" style:country-asian="US"/>
    </style:style>
    <style:style style:name="Pa36" style:family="paragraph" style:parent-style-name="Standard" style:default-outline-level="" style:list-style-name="">
      <style:paragraph-properties fo:margin-top="0cm" fo:margin-bottom="0cm" style:line-height-at-least="0.425cm"/>
      <style:text-properties style:language-asian="en" style:country-asian="US"/>
    </style:style>
    <style:style style:name="MiTitulo" style:family="paragraph" style:parent-style-name="Standard" style:default-outline-level="1" style:list-style-name="Outline">
      <style:paragraph-properties fo:margin-top="0cm" fo:margin-bottom="0cm" fo:line-height="10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MiTitulo2" style:family="paragraph" style:parent-style-name="Standard" style:list-style-name="Outline">
      <style:paragraph-properties fo:margin-top="0cm" fo:margin-bottom="0cm" fo:line-height="100%"/>
      <style:text-properties style:font-name="Times New Roman" fo:font-weight="bold" style:font-name-asian="Times New Roman1" style:font-weight-asian="bold" style:font-name-complex="Times New Roman1"/>
    </style:style>
    <style:style style:name="EstiloViñetas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font-name-asian="Times New Roman1" style:font-name-complex="Times New Roman1"/>
    </style:style>
    <style:style style:name="Subtitle" style:family="paragraph" style:parent-style-name="List_20_Paragraph" style:next-style-name="Text_20_body" style:default-outline-level="" style:list-style-name="" style:class="chapter">
      <style:paragraph-properties fo:margin-left="1.27cm" fo:margin-right="0cm" fo:margin-top="0cm" fo:margin-bottom="0cm" fo:line-height="100%" fo:text-align="start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Verdana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Código_20_fuente_20_Car" style:display-name="Código fuente Car" style:family="paragraph" style:parent-style-name="Standard" style:default-outline-level="" style:list-style-name="">
      <style:paragraph-properties fo:margin-top="0cm" fo:margin-bottom="0cm" fo:line-height="100%" fo:text-align="justify" style:justify-single-word="false"/>
      <style:text-properties fo:font-size="10pt" fo:language="en" fo:country="GB" style:font-name-asian="Times New Roman1" style:font-size-asian="10pt" style:language-asian="en" style:country-asian="US" style:font-name-complex="Times New Roman1" style:font-weight-complex="bold"/>
    </style:style>
    <style:style style:name="codigo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style:font-name-asian="Batang" style:language-asian="ko" style:country-asian="KR" style:font-name-complex="Times New Roman1"/>
    </style:style>
    <style:style style:name="Código_20_fuente" style:display-name="Código fuente" style:family="paragraph" style:parent-style-name="Standard" style:default-outline-level="" style:list-style-name="">
      <style:paragraph-properties fo:margin-top="0cm" fo:margin-bottom="0cm" fo:line-height="100%" fo:text-align="justify" style:justify-single-word="false"/>
      <style:text-properties fo:font-size="10pt" style:font-name-asian="Times New Roman1" style:font-size-asian="10pt" style:font-name-complex="Times New Roman1" style:language-complex="he" style:country-complex="IL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1" style:font-size-asian="10pt" style:language-asian="es" style:country-asian="ES" style:font-name-complex="Courier New3" style:font-size-complex="10pt"/>
    </style:style>
    <style:style style:name="Título_20_2_20_Car" style:display-name="Título 2 Car" style:family="text" style:parent-style-name="Default_20_Paragraph_20_Font">
      <style:text-properties fo:color="#000000" style:font-name="Arial1" fo:font-size="14pt" fo:font-weight="bold" style:font-size-asian="14pt" style:language-asian="en" style:country-asian="US" style:font-weight-asian="bold" style:font-name-complex="Arial2" style:font-size-complex="14pt"/>
    </style:style>
    <style:style style:name="HTML_20_Typewriter" style:display-name="HTML Typewriter" style:family="text" style:parent-style-name="Default_20_Paragraph_20_Font">
      <style:text-properties style:font-name="Courier New" fo:font-size="10pt" style:font-name-asian="Times New Roman1" style:font-size-asian="10pt" style:font-name-complex="Courier New3" style:font-size-complex="10pt"/>
    </style:style>
    <style:style style:name="Título_20_3_20_Car" style:display-name="Título 3 Car" style:family="text" style:parent-style-name="Default_20_Paragraph_20_Font">
      <style:text-properties fo:color="#000000" style:font-name="Arial1" fo:font-size="12pt" fo:font-weight="bold" style:font-size-asian="12pt" style:font-weight-asian="bold" style:font-name-complex="Arial2" style:font-size-complex="14pt"/>
    </style:style>
    <style:style style:name="Título_20_4_20_Car" style:display-name="Título 4 Car" style:family="text" style:parent-style-name="Default_20_Paragraph_20_Font">
      <style:text-properties fo:color="#4f81bd" style:font-name="Cambria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mw-headline" style:family="text" style:parent-style-name="Default_20_Paragraph_20_Fon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000000" style:font-name="Arial1" fo:font-size="14pt" fo:font-weight="bold" style:font-size-asian="14pt" style:language-asian="en" style:country-asian="US" style:font-weight-asian="bold" style:font-name-complex="Arial2" style:font-size-complex="14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3" style:font-size-complex="10pt"/>
    </style:style>
    <style:style style:name="Sin_20_espaciado_20_Car" style:display-name="Sin espaciado Car" style:family="text" style:parent-style-name="Default_20_Paragraph_20_Font">
      <style:text-properties fo:font-size="11pt" fo:language="es" fo:country="ES" style:font-size-asian="11pt" style:language-asian="en" style:country-asian="US" style:font-size-complex="11pt" style:language-complex="ar" style:country-complex="SA"/>
    </style:style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 style:font-name="Arial1" fo:font-size="14pt" fo:font-weight="bold" style:font-size-asian="14pt" style:font-weight-asian="bold" style:font-name-complex="Arial2" style:font-size-complex="14pt"/>
    </style:style>
    <style:style style:name="texto" style:family="text" style:parent-style-name="Default_20_Paragraph_20_Font"/>
    <style:style style:name="A1" style:family="text">
      <style:text-properties fo:color="#000000" fo:font-size="10pt" style:font-size-asian="10pt" style:font-size-complex="10pt"/>
    </style:style>
    <style:style style:name="MiTitulo_20_Car" style:display-name="MiTitulo Car" style:family="text" style:parent-style-name="Default_20_Paragraph_20_Font">
      <style:text-properties style:font-name="Times New Roman" fo:font-size="14pt" fo:font-weight="bold" style:font-name-asian="Times New Roman1" style:font-size-asian="14pt" style:language-asian="es" style:country-asian="ES" style:font-weight-asian="bold" style:font-name-complex="Times New Roman1" style:font-size-complex="14pt"/>
    </style:style>
    <style:style style:name="corchete-llamada1" style:family="text" style:parent-style-name="Default_20_Paragraph_20_Font">
      <style:text-properties text:display="true"/>
    </style:style>
    <style:style style:name="Subtítulo_20_Car" style:display-name="Subtítulo Car" style:family="text" style:parent-style-name="Default_20_Paragraph_20_Font">
      <style:text-properties style:font-name="Verdana" fo:font-size="12pt" style:font-name-asian="Times New Roman1" style:font-size-asian="12pt" style:language-asian="es" style:country-asian="ES" style:font-name-complex="Times New Roman1" style:font-size-complex="12pt"/>
    </style:style>
    <style:style style:name="apple-converted-space" style:family="text" style:parent-style-name="Default_20_Paragraph_20_Font"/>
    <style:style style:name="parameter" style:family="text" style:parent-style-name="Default_20_Paragraph_20_Font"/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3"/>
    </style:style>
    <style:style style:name="ListLabel_20_3" style:display-name="ListLabel 3" style:family="text">
      <style:text-properties style:font-name-asian="Calibri1" style:font-name-complex="Arial2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style:text-underline-style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4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0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03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67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6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30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30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9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469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cm" fo:margin-left="0.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suffix="." style:num-format="1" text:start-value="400">
        <style:list-level-properties text:list-level-position-and-space-mode="label-alignment">
          <style:list-level-label-alignment text:label-followed-by="listtab" fo:text-indent="-1.27cm" fo:margin-left="1.4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0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03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67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6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30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30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9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0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7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1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8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0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7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1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8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0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7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1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8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0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7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1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8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0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7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1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8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0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7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1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8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0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7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1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8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2.0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3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11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92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3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3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11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92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line-height="100%"/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1.251cm" fo:margin-bottom="0cm" fo:margin-left="2.801cm" fo:margin-right="2.7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0cm" fo:margin-left="2.801cm" fo:margin-right="2.7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  <style:footer>
        <text:p text:style-name="Standard"/>
        <text:p text:style-name="MP1"/>
        <text:p text:style-name="MP1"/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gramación</dc:title>
    <meta:initial-creator>Alberto</meta:initial-creator>
    <dc:creator>Jose Luis Moreno Rodriguez</dc:creator>
    <meta:editing-cycles>9</meta:editing-cycles>
    <meta:print-date>2014-09-15T16:52:00</meta:print-date>
    <meta:creation-date>2015-10-21T09:45:00</meta:creation-date>
    <dc:date>2015-10-23T00:47:23.95</dc:date>
    <meta:editing-duration>PT11H33M5S</meta:editing-duration>
    <meta:generator>OpenOffice/4.1.1$Win32 OpenOffice.org_project/411m6$Build-9775</meta:generator>
    <meta:document-statistic meta:table-count="0" meta:image-count="0" meta:object-count="0" meta:page-count="3" meta:paragraph-count="40" meta:word-count="380" meta:character-count="2979"/>
    <meta:user-defined meta:name="AppVersion">15.0000</meta:user-defined>
    <meta:user-defined meta:name="Company">Departamento de Informática de Altai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